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office:value-type="float" office:value="100" calcext:value-type="float">
            <text:p>100</text:p>
          </table:table-cell>
          <table:table-cell office:value-type="float" office:value="420" calcext:value-type="float">
            <text:p>420</text:p>
          </table:table-cell>
          <table:table-cell table:style-name="ce1" office:value-type="float" office:value="2100" calcext:value-type="float">
            <text:p>2100</text:p>
          </table:table-cell>
          <table:table-cell office:value-type="float" office:value="4200" calcext:value-type="float">
            <text:p>4200</text:p>
          </table:table-cell>
          <table:table-cell office:value-type="float" office:value="10500" calcext:value-type="float">
            <text:p>10500</text:p>
          </table:table-cell>
          <table:table-cell office:value-type="float" office:value="21000" calcext:value-type="float">
            <text:p>21000</text:p>
          </table:table-cell>
          <table:table-cell office:value-type="float" office:value="31500" calcext:value-type="float">
            <text:p>31500</text:p>
          </table:table-cell>
          <table:table-cell office:value-type="float" office:value="37800" calcext:value-type="float">
            <text:p>37800</text:p>
          </table:table-cell>
          <table:table-cell office:value-type="float" office:value="41580" calcext:value-type="float">
            <text:p>41580</text:p>
          </table:table-cell>
          <table:table-cell/>
        </table:table-row>
        <table:table-row table:style-name="ro1">
          <table:table-cell office:value-type="string" calcext:value-type="string">
            <text:p>Mediciones PCA</text:p>
          </table:table-cell>
          <table:table-cell office:value-type="float" office:value="16.2465" calcext:value-type="float">
            <text:p>16,2465</text:p>
          </table:table-cell>
          <table:table-cell table:style-name="ce1" office:value-type="float" office:value="21.3738" calcext:value-type="float">
            <text:p>21,3738</text:p>
          </table:table-cell>
          <table:table-cell office:value-type="float" office:value="38.9593" calcext:value-type="float">
            <text:p>38,9593</text:p>
          </table:table-cell>
          <table:table-cell office:value-type="float" office:value="57.3649" calcext:value-type="float">
            <text:p>57,3649</text:p>
          </table:table-cell>
          <table:table-cell office:value-type="float" office:value="97.645" calcext:value-type="float">
            <text:p>97,645</text:p>
          </table:table-cell>
          <table:table-cell office:value-type="float" office:value="129.131" calcext:value-type="float">
            <text:p>129,131</text:p>
          </table:table-cell>
          <table:table-cell office:value-type="float" office:value="97.5058" calcext:value-type="float">
            <text:p>97,5058</text:p>
          </table:table-cell>
          <table:table-cell office:value-type="float" office:value="57.5523" calcext:value-type="float">
            <text:p>57,5523</text:p>
          </table:table-cell>
          <table:table-cell office:value-type="float" office:value="21.2866" calcext:value-type="float">
            <text:p>21,2866</text:p>
          </table:table-cell>
          <table:table-cell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03:59:37.1202403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07T04:06:32.195235156</dc:date>
    <meta:editing-duration>PT29M34S</meta:editing-duration>
    <meta:editing-cycles>8</meta:editing-cycles>
    <meta:generator>LibreOffice/5.1.4.2$Linux_X86_64 LibreOffice_project/1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50" chart:interval-major="1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Tiempo de cómputo</text:p>
        </chart:title>
        <chart:subtitle svg:x="5.033cm" svg:y="1.275cm" chart:style-name="ch3">
          <text:p>Tr = #imágenes de entrenamiento</text:p>
        </chart:subtitle>
        <chart:legend svg:x="11.464cm" svg:y="0.434cm" style:legend-expansion="custom" chartooo:width="3.111cm" chartooo:height="0.598cm" style:legend-expansion-aspect-ratio="5.20234113712375" chart:style-name="ch4"/>
        <chart:plot-area chart:style-name="ch5" table:cell-range-address="Hoja1.A2:Hoja1.J3" chart:data-source-has-labels="both" svg:x="0.994cm" svg:y="1.937cm" svg:width="14.534cm" svg:height="5.899cm">
          <chartooo:coordinate-region svg:x="1.801cm" svg:y="2.136cm" svg:width="13.727cm" svg:height="5.053cm"/>
          <chart:axis chart:dimension="x" chart:name="primary-x" chart:style-name="ch6" chartooo:axis-type="auto">
            <chartooo:date-scale/>
            <chart:title svg:x="8.071cm" svg:y="8.016cm" chart:style-name="ch7">
              <text:p>Tr</text:p>
            </chart:title>
            <chart:categories table:cell-range-address="Hoja1.B2:Hoja1.J2"/>
          </chart:axis>
          <chart:axis chart:dimension="y" chart:name="primary-y" chart:style-name="ch8">
            <chart:title svg:x="0.114cm" svg:y="5.843cm" chart:style-name="ch9">
              <text:p>Tiempo(seg)</text:p>
            </chart:title>
            <chart:grid chart:style-name="ch10" chart:class="major"/>
          </chart:axis>
          <chart:series chart:style-name="ch11" chart:values-cell-range-address="Hoja1.B3:Hoja1.J3" chart:label-cell-address="Hoja1.A3:Hoja1.A3" chart:class="chart:bar">
            <chart:data-point chart:style-name="ch12" chart:repeated="4"/>
            <chart:data-point/>
            <chart:data-point chart:style-name="ch12"/>
            <chart:data-point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Hoja1.B2:Hoja1.J2</svg:desc>
                </draw:g>
              </table:table-cell>
              <table:table-cell office:value-type="float" office:value="420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4200">
                <text:p>4200</text:p>
              </table:table-cell>
              <table:table-cell office:value-type="float" office:value="10500">
                <text:p>10500</text:p>
              </table:table-cell>
              <table:table-cell office:value-type="float" office:value="21000">
                <text:p>21000</text:p>
              </table:table-cell>
              <table:table-cell office:value-type="float" office:value="31500">
                <text:p>31500</text:p>
              </table:table-cell>
              <table:table-cell office:value-type="float" office:value="37800">
                <text:p>37800</text:p>
              </table:table-cell>
              <table:table-cell office:value-type="float" office:value="41580">
                <text:p>41580</text:p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16.2465">
                <text:p>16.2465</text:p>
                <draw:g>
                  <svg:desc>Hoja1.B3:Hoja1.J3</svg:desc>
                </draw:g>
              </table:table-cell>
              <table:table-cell office:value-type="float" office:value="21.3738">
                <text:p>21.3738</text:p>
              </table:table-cell>
              <table:table-cell office:value-type="float" office:value="38.9593">
                <text:p>38.9593</text:p>
              </table:table-cell>
              <table:table-cell office:value-type="float" office:value="57.3649">
                <text:p>57.3649</text:p>
              </table:table-cell>
              <table:table-cell office:value-type="float" office:value="97.645">
                <text:p>97.645</text:p>
              </table:table-cell>
              <table:table-cell office:value-type="float" office:value="129.131">
                <text:p>129.131</text:p>
              </table:table-cell>
              <table:table-cell office:value-type="float" office:value="97.5058">
                <text:p>97.5058</text:p>
              </table:table-cell>
              <table:table-cell office:value-type="float" office:value="57.5523">
                <text:p>57.5523</text:p>
              </table:table-cell>
              <table:table-cell office:value-type="float" office:value="21.2866">
                <text:p>21.2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